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" style:parent-style-name="Normal" style:family="paragraph">
      <style:paragraph-properties fo:text-align="justify" style:writing-mode="rl-tb" fo:margin-top="0.0833in" fo:margin-bottom="0in" fo:line-height="100%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" style:parent-style-name="Normal" style:family="paragraph">
      <style:paragraph-properties fo:text-align="justify" style:writing-mode="rl-tb" fo:margin-top="0.0833in" fo:margin-bottom="0in" fo:line-height="100%"/>
    </style:style>
    <style:style style:name="T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" style:parent-style-name="Normal" style:family="paragraph">
      <style:paragraph-properties fo:text-align="justify" style:writing-mode="rl-tb" fo:margin-top="0.0833in" fo:margin-bottom="0in" fo:line-height="100%"/>
    </style:style>
    <style:style style:name="T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5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7" style:parent-style-name="Normal" style:family="paragraph">
      <style:paragraph-properties fo:text-align="justify" style:writing-mode="rl-tb" fo:margin-top="0.0833in" fo:margin-bottom="0in" fo:line-height="100%"/>
    </style:style>
    <style:style style:name="T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" style:parent-style-name="Normal" style:family="paragraph">
      <style:paragraph-properties fo:text-align="justify" style:writing-mode="rl-tb" fo:margin-top="0.0833in" fo:margin-bottom="0in" fo:line-height="100%"/>
    </style:style>
    <style:style style:name="T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Haggai 1</text:span>‬‬</text:p>
      <text:p text:style-name="P3"><text:span text:style-name="T4">1</text:span><text:span text:style-name="T5"> בִּשְׁנַ֤ת שְׁתַּ֙יִם֙ לְדָרְיָ֣וֶשׁ הַמֶּ֔לֶךְ בַּחֹ֙דֶשׁ֙ הַשִּׁשִּׁ֔י בְּי֥וֹם אֶחָ֖ד לַחֹ֑דֶשׁ הָיָ֨ה דְבַר־יְהוָ֜ה בְּיַד־חַגַּ֣י הַנָּבִ֗יא אֶל־זְרֻבָּבֶ֤ל בֶּן־שְׁאַלְתִּיאֵל֙ פַּחַ֣ת יְהוּדָ֔ה וְאֶל־יְהוֹשֻׁ֧עַ בֶּן־יְהוֹצָדָ֛ק הַכֹּהֵ֥ן הַגָּד֖וֹל לֵאמֹֽר׃<text:s/></text:span><text:span text:style-name="T6">‬</text:span>‬‬<text:span text:style-name="T7">2</text:span><text:span text:style-name="T8"> כֹּ֥ה אָמַ֛ר יְהוָ֥ה צְבָא֖וֹת לֵאמֹ֑ר הָעָ֤ם הַזֶּה֙ אָֽמְר֔וּ לֹ֥א עֶת־בֹּ֛א עֶת־בֵּ֥ית יְהוָ֖ה לְהִבָּנֽוֹת׃<text:s/></text:span><text:span text:style-name="T9">פ<text:s/></text:span><text:span text:style-name="T10">‬</text:span>‬‬</text:p>
      <text:p text:style-name="P11"><text:span text:style-name="T12">3</text:span><text:span text:style-name="T13"> וַֽיְהִי֙ דְּבַר־יְהוָ֔ה בְּיַד־חַגַּ֥י הַנָּבִ֖יא לֵאמֹֽר׃<text:s/></text:span><text:span text:style-name="T14">‬</text:span>‬<text:span text:style-name="T15">4</text:span><text:span text:style-name="T16"> הַעֵ֤ת לָכֶם֙ אַתֶּ֔ם לָשֶׁ֖בֶת בְּבָתֵּיכֶ֣ם סְפוּנִ֑ים וְהַבַּ֥יִת הַזֶּ֖ה חָרֵֽב׃<text:s/></text:span><text:span text:style-name="T17">‬</text:span>‬<text:span text:style-name="T18">5</text:span><text:span text:style-name="T19"> וְעַתָּ֕ה כֹּ֥ה אָמַ֖ר יְהוָ֣ה צְבָא֑וֹת שִׂ֥ימוּ לְבַבְכֶ֖ם עַל־דַּרְכֵיכֶֽם׃<text:s/></text:span><text:span text:style-name="T20">‬</text:span>‬<text:span text:style-name="T21">6</text:span><text:span text:style-name="T22"> זְרַעְתֶּ֨ם הַרְבֵּ֜ה וְהָבֵ֣א מְעָ֗ט אָכ֤וֹל וְאֵין־לְשָׂבְעָה֙ שָׁת֣וֹ וְאֵין־לְשָׁכְרָ֔ה לָב֖וֹשׁ וְאֵין־לְחֹ֣ם ל֑וֹ וְהַ֨מִּשְׂתַּכֵּ֔ר מִשְׂתַּכֵּ֖ר אֶל־צְר֥וֹר נָקֽוּב׃<text:s/></text:span><text:span text:style-name="T23">פ<text:s/></text:span><text:span text:style-name="T24">‬</text:span>‬‬‬‬‬</text:p>
      <text:p text:style-name="P25"><text:span text:style-name="T26">7</text:span><text:span text:style-name="T27"> כֹּ֥ה אָמַ֖ר יְהוָ֣ה צְבָא֑וֹת שִׂ֥ימוּ לְבַבְכֶ֖ם עַל־דַּרְכֵיכֶֽם׃<text:s/></text:span><text:span text:style-name="T28">‬</text:span>‬<text:span text:style-name="T29">8</text:span><text:span text:style-name="T30"> עֲל֥וּ הָהָ֛ר וַהֲבֵאתֶ֥ם עֵ֖ץ וּבְנ֣וּ הַבָּ֑יִת וְאֶרְצֶה־בּ֥וֹ *ואכבד **וְאֶכָּבְדָ֖ה אָמַ֥ר יְהוָֽה׃<text:s/></text:span><text:span text:style-name="T31">‬</text:span>‬<text:span text:style-name="T32">9</text:span><text:span text:style-name="T33"> פָּנֹ֤ה אֶל־הַרְבֵּה֙ וְהִנֵּ֣ה לִמְעָ֔ט וַהֲבֵאתֶ֥ם הַבַּ֖יִת וְנָפַ֣חְתִּי ב֑וֹ יַ֣עַן מֶ֗ה נְאֻם֙ יְהוָ֣ה צְבָא֔וֹת יַ֗עַן בֵּיתִי֙ אֲשֶׁר־ה֣וּא חָרֵ֔ב וְאַתֶּ֥ם רָצִ֖ים אִ֥ישׁ לְבֵיתֽוֹ׃<text:s/></text:span><text:span text:style-name="T34">‬</text:span>‬<text:span text:style-name="T35">10</text:span><text:span text:style-name="T36"> עַל־כֵּ֣ן עֲלֵיכֶ֔ם כָּלְא֥וּ שָמַ֖יִם מִטָּ֑ל וְהָאָ֖רֶץ כָּלְאָ֥ה יְבוּלָֽהּ׃<text:s/></text:span><text:span text:style-name="T37">‬</text:span>‬<text:span text:style-name="T38">11</text:span><text:span text:style-name="T39"> וָאֶקְרָ֨א חֹ֜רֶב עַל־הָאָ֣רֶץ וְעַל־הֶהָרִ֗ים וְעַל־הַדָּגָן֙ וְעַל־הַתִּיר֣וֹשׁ וְעַל־הַיִּצְהָ֔ר וְעַ֛ל אֲשֶׁ֥ר תּוֹצִ֖יא הָאֲדָמָ֑ה וְעַל־הָֽאָדָם֙ וְעַל־הַבְּהֵמָ֔ה וְעַ֖ל כָּל־יְגִ֥יעַ כַּפָּֽיִם׃</text:span><text:span text:style-name="T40"><text:s/>ס<text:s/></text:span><text:span text:style-name="T41">‬</text:span>‬<text:span text:style-name="T42">12</text:span><text:span text:style-name="T43"> וַיִּשְׁמַ֣ע זְרֻבָּבֶ֣ל ׀ בֶּֽן־שַׁלְתִּיאֵ֡ל וִיהוֹשֻׁ֣עַ בֶּן־יְהוֹצָדָק֩ הַכֹּהֵ֨ן הַגָּד֜וֹל וְכֹ֣ל ׀ שְׁאֵרִ֣ית הָעָ֗ם בְּקוֹל֙ יְהוָ֣ה אֱלֹֽהֵיהֶ֔ם וְעַל־דִּבְרֵי֙ חַגַּ֣י הַנָּבִ֔יא כַּאֲשֶׁ֥ר שְׁלָח֖וֹ יְהוָ֣ה אֱלֹהֵיהֶ֑ם וַיִּֽירְא֥וּ הָעָ֖ם מִפְּנֵ֥י יְהוָֽה׃<text:s/></text:span><text:span text:style-name="T44">‬</text:span>‬<text:span text:style-name="T45">13</text:span><text:span text:style-name="T46"> וַ֠יֹּאמֶר חַגַּ֞י מַלְאַ֧ךְ יְהוָ֛ה בְּמַלְאֲכ֥וּת יְהוָ֖ה לָעָ֣ם לֵאמֹ֑ר אֲנִ֥י אִתְּכֶ֖ם נְאֻם־יְהוָֽה׃<text:s/></text:span><text:span text:style-name="T47">‬</text:span>‬<text:span text:style-name="T48">14</text:span><text:span text:style-name="T49"> וַיָּ֣עַר יְהוָ֡ה אֶת־רוּחַ֩ זְרֻבָּבֶ֨ל בֶּן־שַׁלְתִּיאֵ֜ל פַּחַ֣ת יְהוּדָ֗ה וְאֶת־ר֙וּחַ֙ יְהוֹשֻׁ֤עַ בֶּן־יְהוֹצָדָק֙ הַכֹּהֵ֣ן הַגָּד֔וֹל וְֽאֶת־ר֔וּחַ כֹּ֖ל שְׁאֵרִ֣ית הָעָ֑ם וַיָּבֹ֙אוּ֙ וַיַּעֲשׂ֣וּ מְלָאכָ֔ה בְּבֵית־יְהוָ֥ה צְבָא֖וֹת אֱלֹהֵיהֶֽם׃<text:s/></text:span><text:span text:style-name="T50">פ<text:s/></text:span><text:span text:style-name="T51">‬</text:span>‬‬‬‬‬‬‬‬‬</text:p>
      <text:p text:style-name="P52"><text:span text:style-name="T53">15</text:span><text:span text:style-name="T54"> בְּי֨וֹם עֶשְׂרִ֧ים וְאַרְבָּעָ֛ה לַחֹ֖דֶשׁ בַּשִּׁשִּׁ֑י בִּשְׁנַ֥ת שְׁתַּ֖יִם לְדָרְיָ֥וֶשׁ הַמֶּֽלֶךְ׃<text:s/></text:span><text:span text:style-name="T55">‬</text:span>‬‬</text:p>
      <text:section text:name="Sect1" text:style-name="S1">
        <text:p text:style-name="P56">Haggai 2</text:p>
        <text:p text:style-name="P57"><text:span text:style-name="T58">1</text:span><text:span text:style-name="T59"> בַּשְּׁבִיעִ֕י בְּעֶשְׂרִ֥ים וְאֶחָ֖ד לַחֹ֑דֶשׁ הָיָה֙ דְּבַר־יְהוָ֔ה בְּיַד־חַגַּ֥י הַנָּבִ֖יא לֵאמֹֽר׃<text:s/></text:span><text:span text:style-name="T60">2</text:span><text:span text:style-name="T61"> אֱמָר־נָ֗א אֶל־זְרֻבָּבֶ֤ל בֶּן־שַׁלְתִּיאֵל֙ פַּחַ֣ת יְהוּדָ֔ה וְאֶל־יְהוֹשֻׁ֥עַ בֶּן־יְהוֹצָדָ֖ק הַכֹּהֵ֣ן הַגָּד֑וֹל וְאֶל־שְׁאֵרִ֥ית הָעָ֖ם לֵאמֹֽר׃<text:s/></text:span><text:span text:style-name="T62">‬</text:span>‬<text:span text:style-name="T63">3</text:span><text:span text:style-name="T64"> מִ֤י בָכֶם֙ הַנִּשְׁאָ֔ר אֲשֶׁ֤ר רָאָה֙ אֶת־הַבַּ֣יִת הַזֶּ֔ה בִּכְבוֹד֖וֹ<text:s/></text:span><text:soft-page-break/><text:span text:style-name="T65">הָרִאשׁ֑וֹן וּמָ֨ה אַתֶּ֜ם רֹאִ֤ים אֹתוֹ֙ עַ֔תָּה הֲל֥וֹא כָמֹ֛הוּ כְּאַ֖יִן בְּעֵינֵיכֶֽם׃<text:s/></text:span><text:span text:style-name="T66">‬</text:span>‬<text:span text:style-name="T67">4</text:span><text:span text:style-name="T68"> וְעַתָּ֣ה חֲזַ֣ק זְרֻבָּבֶ֣ל ׀ נְאֻם־יְהוָ֡ה וַחֲזַ֣ק יְהוֹשֻׁ֣עַ בֶּן־יְהוֹצָדָק֩ הַכֹּהֵ֨ן הַגָּד֜וֹל וַחֲזַ֨ק כָּל־עַ֥ם הָאָ֛רֶץ נְאֻם־יְהוָ֖ה וַֽעֲשׂ֑וּ כִּֽי־אֲנִ֣י אִתְּכֶ֔ם נְאֻ֖ם יְהוָ֥ה צְבָאֽוֹת׃<text:s/></text:span><text:span text:style-name="T69">‬</text:span>‬<text:span text:style-name="T70">5</text:span><text:span text:style-name="T71"> אֶֽת־הַדָּבָ֞ר אֲשֶׁר־כָּרַ֤תִּי אִתְּכֶם֙ בְּצֵאתְכֶ֣ם מִמִּצְרַ֔יִם וְרוּחִ֖י עֹמֶ֣דֶת בְּתוֹכְכֶ֑ם אַל־תִּירָֽאוּ׃</text:span><text:span text:style-name="T72"><text:s/>ס<text:s/></text:span><text:span text:style-name="T73">‬</text:span>‬<text:span text:style-name="T74">6</text:span><text:span text:style-name="T75"> כִּ֣י כֹ֤ה אָמַר֙ יְהוָ֣ה צְבָא֔וֹת ע֥וֹד אַחַ֖ת מְעַ֣ט הִ֑יא וַאֲנִ֗י מַרְעִישׁ֙ אֶת־הַשָּׁמַ֣יִם וְאֶת־הָאָ֔רֶץ וְאֶת־הַיָּ֖ם וְאֶת־הֶחָרָבָֽה׃<text:s/></text:span><text:span text:style-name="T76">‬</text:span>‬<text:span text:style-name="T77">7</text:span><text:span text:style-name="T78"> וְהִרְעַשְׁתִּי֙ אֶת־כָּל־הַגּוֹיִ֔ם וּבָ֖אוּ חֶמְדַּ֣ת כָּל־הַגּוֹיִ֑ם וּמִלֵּאתִ֞י אֶת־הַבַּ֤יִת הַזֶּה֙ כָּב֔וֹד אָמַ֖ר יְהוָ֥ה צְבָאֽוֹת׃<text:s/></text:span><text:span text:style-name="T79">‬</text:span>‬<text:span text:style-name="T80">8</text:span><text:span text:style-name="T81"> לִ֥י הַכֶּ֖סֶף וְלִ֣י הַזָּהָ֑ב נְאֻ֖ם יְהוָ֥ה צְבָאֽוֹת׃<text:s/></text:span><text:span text:style-name="T82">‬</text:span>‬<text:span text:style-name="T83">9</text:span><text:span text:style-name="T84"> גָּד֣וֹל יִֽהְיֶ֡ה כְּבוֹד֩ הַבַּ֨יִת הַזֶּ֤ה הָאַֽחֲרוֹן֙ מִן־הָ֣רִאשׁ֔וֹן אָמַ֖ר יְהוָ֣ה צְבָא֑וֹת וּבַמָּק֤וֹם הַזֶּה֙ אֶתֵּ֣ן שָׁל֔וֹם נְאֻ֖ם יְהוָ֥ה צְבָאֽוֹת׃<text:s/></text:span><text:span text:style-name="T85">פ<text:s/></text:span><text:span text:style-name="T86">‬</text:span>‬‬‬‬‬‬‬‬‬</text:p>
        <text:p text:style-name="P87"><text:span text:style-name="T88">10</text:span><text:span text:style-name="T89"> בְּעֶשְׂרִ֤ים וְאַרְבָּעָה֙ לַתְּשִׁיעִ֔י בִּשְׁנַ֥ת שְׁתַּ֖יִם לְדָרְיָ֑וֶשׁ הָיָה֙ דְּבַר־יְהוָ֔ה אֶל־חַגַּ֥י הַנָּבִ֖יא לֵאמֹֽר׃<text:s/></text:span><text:span text:style-name="T90">‬</text:span>‬<text:span text:style-name="T91">11</text:span><text:span text:style-name="T92"> כֹּ֥ה אָמַ֖ר יְהוָ֣ה צְבָא֑וֹת שְׁאַל־נָ֧א אֶת־הַכֹּהֲנִ֛ים תּוֹרָ֖ה לֵאמֹֽר׃<text:s/></text:span><text:span text:style-name="T93">‬</text:span>‬<text:span text:style-name="T94">12</text:span><text:span text:style-name="T95"> הֵ֣ן ׀ יִשָּׂא־אִ֨ישׁ בְּשַׂר־קֹ֜דֶשׁ בִּכְנַ֣ף בִּגְד֗וֹ וְנָגַ֣ע בִּ֠כְנָפוֹ אֶל־הַלֶּ֨חֶם וְאֶל־הַנָּזִ֜יד וְאֶל־הַיַּ֧יִן וְאֶל־שֶׁ֛מֶן וְאֶל־כָּל־מַאֲכָ֖ל הֲיִקְדָּ֑שׁ וַיַּעֲנ֧וּ הַכֹּהֲנִ֛ים וַיֹּאמְר֖וּ לֹֽא׃<text:s/></text:span><text:span text:style-name="T96">‬</text:span>‬<text:span text:style-name="T97">13</text:span><text:span text:style-name="T98"> וַיֹּ֣אמֶר חַגַּ֔י אִם־יִגַּ֧ע טְמֵא־נֶ֛פֶשׁ בְּכָל־אֵ֖לֶּה הֲיִטְמָ֑א וַיַּעֲנ֧וּ הַכֹּהֲנִ֛ים וַיֹּאמְר֖וּ יִטְמָֽא׃<text:s/></text:span><text:span text:style-name="T99">‬</text:span>‬<text:span text:style-name="T100">14</text:span><text:span text:style-name="T101"> וַיַּ֨עַן חַגַּ֜י וַיֹּ֗אמֶר כֵּ֣ן הָֽעָם־הַ֠זֶּה וְכֵן־הַגּ֨וֹי הַזֶּ֤ה לְפָנַי֙ נְאֻם־יְהוָ֔ה וְכֵ֖ן כָּל־מַעֲשֵׂ֣ה יְדֵיהֶ֑ם וַאֲשֶׁ֥ר יַקְרִ֛יבוּ שָׁ֖ם טָמֵ֥א הֽוּא׃<text:s/></text:span><text:span text:style-name="T102">‬</text:span>‬<text:span text:style-name="T103">15</text:span><text:span text:style-name="T104"> וְעַתָּה֙ שִֽׂימוּ־נָ֣א לְבַבְכֶ֔ם מִן־הַיּ֥וֹם הַזֶּ֖ה וָמָ֑עְלָה מִטֶּ֧רֶם שֽׂוּם־אֶ֛בֶן אֶל־אֶ֖בֶן בְּהֵיכַ֥ל יְהוָֽה׃<text:s/></text:span><text:span text:style-name="T105">‬</text:span>‬<text:span text:style-name="T106">16</text:span><text:span text:style-name="T107"> מִֽהְיוֹתָ֥ם בָּא֙ אֶל־עֲרֵמַ֣ת עֶשְׂרִ֔ים וְהָיְתָ֖ה עֲשָׂרָ֑ה בָּ֣א אֶל־הַיֶּ֗קֶב לַחְשֹׂף֙ חֲמִשִּׁ֣ים פּוּרָ֔ה וְהָיְתָ֖ה עֶשְׂרִֽים׃<text:s/></text:span><text:span text:style-name="T108">‬</text:span>‬<text:span text:style-name="T109">17</text:span><text:span text:style-name="T110"> הִכֵּ֨יתִי אֶתְכֶ֜ם בַּשִּׁדָּפ֤וֹן וּבַיֵּֽרָקוֹן֙ וּבַבָּרָ֔ד אֵ֖ת כָּל־מַעֲשֵׂ֣ה יְדֵיכֶ֑ם וְאֵין־אֶתְכֶ֥ם אֵלַ֖י נְאֻם־יְהוָֽה׃<text:s/></text:span><text:span text:style-name="T111">‬</text:span>‬<text:span text:style-name="T112">18</text:span><text:span text:style-name="T113"> שִׂימוּ־נָ֣א לְבַבְכֶ֔ם מִן־הַיּ֥וֹם הַזֶּ֖ה וָמָ֑עְלָה מִיּוֹם֩ עֶשְׂרִ֨ים וְאַרְבָּעָ֜ה לַתְּשִׁיעִ֗י לְמִן־הַיּ֛וֹם אֲשֶׁר־יֻסַּ֥ד הֵֽיכַל־יְהוָ֖ה שִׂ֥ימוּ לְבַבְכֶֽם׃<text:s/></text:span><text:span text:style-name="T114">‬</text:span>‬<text:span text:style-name="T115">19</text:span><text:span text:style-name="T116"> הַע֤וֹד הַזֶּ֙רַע֙ בַּמְּגוּרָ֔ה וְעַד־הַגֶּ֨פֶן וְהַתְּאֵנָ֧ה וְהָרִמּ֛וֹן וְעֵ֥ץ הַזַּ֖יִת לֹ֣א נָשָׂ֑א מִן־הַיּ֥וֹם הַזֶּ֖ה אֲבָרֵֽךְ׃</text:span><text:span text:style-name="T117"><text:s/>ס<text:s/></text:span><text:span text:style-name="T118">‬</text:span>‬<text:span text:style-name="T119">20</text:span><text:span text:style-name="T120"> וַיְהִ֨י דְבַר־יְהוָ֤ה ׀ שֵׁנִית֙ אֶל־חַגַּ֔י בְּעֶשְׂרִ֧ים וְאַרְבָּעָ֛ה לַחֹ֖דֶשׁ לֵאמֹֽר׃<text:s/></text:span><text:span text:style-name="T121">‬</text:span>‬<text:span text:style-name="T122">21</text:span><text:span text:style-name="T123"> אֱמֹ֕ר אֶל־זְרֻבָּבֶ֥ל פַּֽחַת־יְהוּדָ֖ה לֵאמֹ֑ר אֲנִ֣י מַרְעִ֔ישׁ אֶת־הַשָּׁמַ֖יִם וְאֶת־הָאָֽרֶץ׃<text:s/></text:span><text:span text:style-name="T124">‬</text:span>‬<text:span text:style-name="T125">22</text:span><text:span text:style-name="T126"> וְהָֽפַכְתִּי֙ כִּסֵּ֣א מַמְלָכ֔וֹת וְהִ֨שְׁמַדְתִּ֔י חֹ֖זֶק מַמְלְכ֣וֹת הַגּוֹיִ֑ם וְהָפַכְתִּ֤י מֶרְכָּבָה֙ וְרֹ֣כְבֶ֔יהָ וְיָרְד֤וּ סוּסִים֙ וְרֹ֣כְבֵיהֶ֔ם אִ֖ישׁ בְּחֶ֥רֶב אָחִֽיו׃<text:s/></text:span><text:span text:style-name="T127">‬</text:span>‬<text:span text:style-name="T128">23</text:span><text:span text:style-name="T129"> בַּיּ֣וֹם הַה֣וּא נְאֻם־יְהוָ֣ה צְבָא֡וֹת אֶ֠קָּחֲךָ זְרֻבָּבֶ֨ל בֶּן־שְׁאַלְתִּיאֵ֤ל עַבְדִּי֙ נְאֻם־יְהוָ֔ה וְשַׂמְתִּ֖יךָ כַּֽחוֹתָ֑ם כִּֽי־בְךָ֣ בָחַ֔רְתִּי נְאֻ֖ם יְהוָ֥ה צְבָאֽוֹת׃<text:s/></text:span><text:span text:style-name="T130">‬</text:span>‬‬‬‬‬‬‬‬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Haggai</dc:title>
    <dc:description/>
    <dc:subject/>
    <dc:creator>Adrian Hills</dc:creator>
    <meta:creation-date>2025-03-24T15:25:00Z</meta:creation-date>
    <dc:date>2025-03-24T15:25:00Z</dc:date>
    <meta:template xlink:href="Normal.dotm" xlink:type="simple"/>
    <meta:editing-cycles>2</meta:editing-cycles>
    <meta:editing-duration>PT0S</meta:editing-duration>
    <meta:document-statistic meta:page-count="2" meta:paragraph-count="11" meta:word-count="843" meta:character-count="5643" meta:row-count="40" meta:non-whitespace-character-count="4811"/>
  </office:meta>
</office:document-meta>
</file>